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orgia" svg:font-family="Georgia, 'Times New Roman', Times, serif"/>
    <style:font-face style:name="Lohit Devanagari1" svg:font-family="'Lohit Devanagari'"/>
    <style:font-face style:name="Raleway" svg:font-family="Raleway, 'Helvetica Neue', Helvetica, Arial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top="0.2291in" fo:margin-bottom="0.1146in" loext:contextual-spacing="false" fo:line-height="110%" fo:orphans="2" fo:widows="2"/>
      <style:text-properties style:font-name="Raleway" fo:font-size="18pt" fo:font-weight="bold"/>
    </style:style>
    <style:style style:name="P2" style:family="paragraph" style:parent-style-name="Heading_20_3">
      <style:paragraph-properties fo:margin-top="0.2291in" fo:margin-bottom="0.1146in" loext:contextual-spacing="false" fo:line-height="110%" fo:orphans="2" fo:widows="2"/>
      <style:text-properties fo:font-variant="normal" fo:text-transform="none" fo:color="#333333" style:font-name="Georgia" fo:font-size="12pt" fo:letter-spacing="normal" fo:font-style="normal" fo:font-weight="normal" style:font-name-asian="Georgia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3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333333" style:font-name="Georgia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in" fo:margin-right="0in" fo:margin-top="0in" fo:margin-bottom="0.1146in" loext:contextual-spacing="false" fo:orphans="2" fo:widows="2" fo:text-indent="0in" style:auto-text-indent="false"/>
      <style:text-properties fo:font-variant="normal" fo:text-transform="none" fo:color="#333333" style:font-name="Georgia" fo:font-size="12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.1146in" loext:contextual-spacing="false" fo:orphans="2" fo:widows="2" fo:text-indent="0in" style:auto-text-indent="false"/>
    </style:style>
    <style:style style:name="P6" style:family="paragraph" style:parent-style-name="Text_20_body" style:list-style-name="L1">
      <style:paragraph-properties fo:margin-left="0in" fo:margin-right="0in" fo:margin-top="0in" fo:margin-bottom="0.1146in" loext:contextual-spacing="false" fo:orphans="2" fo:widows="2" fo:text-indent="0in" style:auto-text-indent="false"/>
    </style:style>
    <style:style style:name="P7" style:family="paragraph" style:parent-style-name="Text_20_body" style:list-style-name="L2">
      <style:paragraph-properties fo:margin-top="0in" fo:margin-bottom="0.1146in" loext:contextual-spacing="false" fo:orphans="2" fo:widows="2"/>
    </style:style>
    <style:style style:name="P8" style:family="paragraph" style:parent-style-name="Text_20_body" style:list-style-name="L3">
      <style:paragraph-properties fo:margin-top="0in" fo:margin-bottom="0.1146in" loext:contextual-spacing="false" fo:orphans="2" fo:widows="2"/>
    </style:style>
    <style:style style:name="T1" style:family="text">
      <style:text-properties fo:font-variant="normal" fo:text-transform="none" fo:color="#333333" style:font-name="Georgia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Georgia" fo:font-size="12pt" fo:letter-spacing="normal" fo:font-style="normal" fo:font-weight="bold"/>
    </style:style>
    <style:style style:name="T3" style:family="text">
      <style:text-properties fo:font-variant="normal" fo:text-transform="none" fo:color="#bd4147" style:font-name="monospace" fo:font-size="10.5pt" fo:letter-spacing="normal" fo:font-style="normal" fo:font-weight="normal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portfolio-exercises">
        <text:section text:style-name="Sect1" text:name="for-everyone">
          <text:h text:style-name="P1" text:outline-level="3">For everyone</text:h>
          <text:list xml:id="list442787953" text:style-name="L1">
            <text:list-item>
              <text:p text:style-name="P6"><text:span text:style-name="T1">Pick a </text:span><text:span text:style-name="Source_20_Text"><text:span text:style-name="T3">Type1</text:span></text:span><text:span text:style-name="T1">, </text:span><text:span text:style-name="Source_20_Text"><text:span text:style-name="T3">Type2</text:span></text:span><text:span text:style-name="T1">, or combination of </text:span><text:span text:style-name="Source_20_Text"><text:span text:style-name="T3">Type1</text:span></text:span><text:span text:style-name="T1"> and </text:span><text:span text:style-name="Source_20_Text"><text:span text:style-name="T3">Type2</text:span></text:span><text:span text:style-name="T1"> Pokémon characteristic. Subset the data for that type of Pokémon and save it into its own </text:span><text:span text:style-name="Source_20_Text"><text:span text:style-name="T3">.csv</text:span></text:span><text:span text:style-name="T1"> file. Move the Pokémon images to their own folder.</text:span></text:p>
            </text:list-item>
            <text:list-item>
              <text:p text:style-name="P4">Create a Pokémon battle scene. Pick two Pokémons and a landscape of your choice. Make sure that:</text:p>
              <text:list>
                <text:list-item>
                  <text:p text:style-name="P3">The Pokémon are facing each other</text:p>
                </text:list-item>
                <text:list-item>
                  <text:p text:style-name="P3">The scale makes sense (resize them to make sure they fit in the battle scene)</text:p>
                </text:list-item>
                <text:list-item>
                  <text:p text:style-name="P3">Add their names to the image (e.g., Bulbasaur vs. Accelgor)</text:p>
                </text:list-item>
              </text:list>
            </text:list-item>
          </text:list>
          <text:p text:style-name="P5"><text:span text:style-name="T1">You’ll be able to complete these exercises by repeating the steps in this lab, but making small changes (e.g., we’ve already done </text:span><text:span text:style-name="Source_20_Text"><text:span text:style-name="T3">Dragons</text:span></text:span><text:span text:style-name="T1">, so choose something else!). </text:span><text:span text:style-name="Strong_20_Emphasis"><text:span text:style-name="T2">Brownie points</text:span></text:span><text:span text:style-name="T1"> if you’re able to simplify the code. Some of the steps above are just for illustration purposes; remove anything you don’t need to get the job done.</text:span></text:p>
        </text:section>
        <text:section text:style-name="Sect1" text:name="advanced">
          <text:h text:style-name="P2" text:outline-level="3">Advanced</text:h>
          <text:list xml:id="list1353962977" text:style-name="L2">
            <text:list-item>
              <text:p text:style-name="P7"><text:span text:style-name="T1">Write a script that loops through each of the </text:span><text:span text:style-name="Source_20_Text"><text:span text:style-name="T3">Type1</text:span></text:span><text:span text:style-name="T1"> characteristics and saves the data for each in a separate </text:span><text:span text:style-name="Source_20_Text"><text:span text:style-name="T3">.csv</text:span></text:span><text:span text:style-name="T1"> file. You should end up with 18 files.</text:span></text:p>
            </text:list-item>
          </text:list>
        </text:section>
        <text:section text:style-name="Sect1" text:name="even-more-advanced">
          <text:h text:style-name="P2" text:outline-level="3">Even more advanced</text:h>
          <text:list xml:id="list2783766936" text:style-name="L3">
            <text:list-item>
              <text:p text:style-name="P8"><text:span text:style-name="T1">Write a script that loops through each of the Pokémon images and places a watermark with the Pokémon’s </text:span><text:span text:style-name="Source_20_Text"><text:span text:style-name="T3">Type1</text:span></text:span><text:span text:style-name="T1"> and </text:span><text:span text:style-name="Source_20_Text"><text:span text:style-name="T3">Type2</text:span></text:span><text:span text:style-name="T1"> characteristics on the image. Make use of functions to break down your script into smaller pieces.</text:span></text:p>
            </text:list-item>
          </text:list>
        </text:section>
      </text:section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orgia" svg:font-family="Georgia, 'Times New Roman', Times, serif"/>
    <style:font-face style:name="Lohit Devanagari1" svg:font-family="'Lohit Devanagari'"/>
    <style:font-face style:name="Raleway" svg:font-family="Raleway, 'Helvetica Neue', Helvetica, Arial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16:55:24.582363981</meta:creation-date>
    <dc:date>2021-02-27T16:56:52.747745320</dc:date>
    <meta:editing-duration>PT1M34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12" meta:word-count="219" meta:character-count="1215" meta:non-whitespace-character-count="1013"/>
  </office:meta>
</office:document-meta>
</file>